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808080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tandard" style:list-style-name="L1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use-window-font-color="tru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2">Installatie voorbereiden</text:p>
          <text:p text:style-name="P4"/>
          <text:list>
            <text:list-item>
              <text:p text:style-name="P4">Zet alle randapparatuur aan</text:p>
              <text:p text:style-name="P4"/>
              <text:p text:style-name="P4"/>
            </text:list-item>
          </text:list>
        </text:list-item>
        <text:list-item>
          <text:p text:style-name="P4">Linux installeren</text:p>
          <text:p text:style-name="P4"/>
          <text:list>
            <text:list-item>
              <text:p text:style-name="P4">Zorg dat de computer allereerst opstart vanaf CD-ROM via Boot-menu (F12-toets)</text:p>
            </text:list-item>
            <text:list-item>
              <text:p text:style-name="P4">Start de computer opnieuw op vanaf Fedora Core 6 CD 1</text:p>
            </text:list-item>
            <text:list-item>
              <text:p text:style-name="P4">Media Check is al een keer uitgevoerd, tab naar Skip en druk op Spatiebalk</text:p>
              <text:p text:style-name="P4"/>
            </text:list-item>
            <text:list-item>
              <text:p text:style-name="P4">Kies Dutch (Nederlands) als taal voor de installatie</text:p>
            </text:list-item>
            <text:list-item>
              <text:p text:style-name="P4">Kies toetsenbord V.S. Internationaal</text:p>
              <text:p text:style-name="P4"/>
            </text:list-item>
            <text:list-item>
              <text:p text:style-name="P4">Kies Fedora Core Installeren</text:p>
              <text:p text:style-name="P4"/>
            </text:list-item>
            <text:list-item>
              <text:p text:style-name="P4">Kies Verwijder alle partities op de stations en gebruik standaard opmaak</text:p>
              <text:p text:style-name="P4"/>
            </text:list-item>
            <text:list-item>
              <text:p text:style-name="P10">Harde schijven <text:s/>(WDC WD800JB-00JJC0 <text:s/>76317 MB)</text:p>
              <text:list>
                <text:list-item>
                  <text:p text:style-name="P10">/dev/hda</text:p>
                  <text:list>
                    <text:list-item>
                      <text:p text:style-name="P10">/dev/hda1<text:tab/>/boot<text:tab/>ext3<text:tab/>102</text:p>
                    </text:list-item>
                    <text:list-item>
                      <text:p text:style-name="P10">/dev/hda2<text:tab/>VolGroup00<text:tab/>LVM PV<text:tab/>76215</text:p>
                    </text:list-item>
                  </text:list>
                </text:list-item>
              </text:list>
            </text:list-item>
            <text:list-item>
              <text:p text:style-name="P10">LVM Volume Groups</text:p>
              <text:list>
                <text:list-item>
                  <text:p text:style-name="P10">VolGroup00</text:p>
                  <text:list>
                    <text:list-item>
                      <text:p text:style-name="P10">LogVol01<text:tab/><text:tab/>swap<text:tab/>1024 <text:s/>(2 x RAM &lt;= 1024)</text:p>
                    </text:list-item>
                    <text:list-item>
                      <text:p text:style-name="P10">LogVol00<text:tab/>/<text:tab/>ext3<text:tab/>75136</text:p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4">Computernaam handmatig instellen op <text:span text:style-name="T2">PC4.THUIS</text:span></text:p>
              <text:p text:style-name="P4"/>
              <text:p text:style-name="P4"/>
            </text:list-item>
            <text:list-item>
              <text:p text:style-name="P6">Vink aan Software-ontwikkeling (Kantoor en productivteit is al aangevinkt)</text:p>
            </text:list-item>
            <text:list-item>
              <text:p text:style-name="P4">Vink aan Fedora Extras</text:p>
            </text:list-item>
            <text:list-item>
              <text:p text:style-name="P4">Klik op Additionele software-repositories toevoegen</text:p>
              <text:list>
                <text:list-item>
                  <text:p text:style-name="P4">Repostory naam: <text:span text:style-name="T2">Livna</text:span></text:p>
                </text:list-item>
                <text:list-item>
                  <text:p text:style-name="P6">Repository URL: <text:span text:style-name="T2">http://rpm.livna.org/fedora/6/i386</text:span> </text:p>
                </text:list-item>
              </text:list>
            </text:list-item>
            <text:list-item>
              <text:p text:style-name="P6">Selecteer Nu aanpassen</text:p>
            </text:list-item>
            <text:list-item>
              <text:p text:style-name="P6">Software Selectie</text:p>
              <text:list>
                <text:list-item>
                  <text:p text:style-name="P6">Werkomgevingen<text:tab/>vink aan KDE (K Desktop Environment)</text:p>
                </text:list-item>
                <text:list-item>
                  <text:p text:style-name="P6">Toepassingen<text:tab/><text:tab/>selecteer Grafisch Internet, klik op Optionele paketten,<text:line-break/> <text:tab/><text:tab/><text:tab/><text:tab/>vink aan amsn en thunderbird, klik op Sluiten<text:line-break/><text:tab/><text:tab/><text:tab/>selecteer Spelletjes en vermaak, klik op Optionele paketten,<text:line-break/><text:tab/><text:tab/><text:tab/><text:tab/>vink aan frozen-bubble, klik op Sluiten</text:p>
                </text:list-item>
                <text:list-item>
                  <text:p text:style-name="P6">Ontwikkeling<text:tab/><text:tab/>vink aan KDE-softwareontwikkeling en<text:line-break/><text:tab/><text:tab/><text:tab/>vink aan Legacy softwareontwikkeling</text:p>
                </text:list-item>
                <text:list-item>
                  <text:p text:style-name="P6">Basissysteem<text:tab/><text:tab/>vink aan Systeemgereedschappen</text:p>
                </text:list-item>
                <text:list-item>
                  <text:p text:style-name="P6">Niet-gecategoriseerd<text:tab/>vink aan Base for rpm.livna.org RPM-Repository</text:p>
                  <text:p text:style-name="P6"/>
                </text:list-item>
              </text:list>
            </text:list-item>
            <text:list-item>
              <text:p text:style-name="P6">Gebruikersnaam: <text:span text:style-name="T2">nina</text:span></text:p>
            </text:list-item>
            <text:list-item>
              <text:p text:style-name="P6">Volledige naam: <text:span text:style-name="T2">Nina Zimmer</text:span></text:p>
              <text:p text:style-name="P6"/>
              <text:p text:style-name="P6"/>
            </text:list-item>
          </text:list>
        </text:list-item>
        <text:list-item>
          <text:p text:style-name="P13">Backup terugzetten en Hardware en software installeren <text:span text:style-name="T2">als root</text:span></text:p>
          <text:p text:style-name="P7"/>
          <text:list>
            <text:list-item>
              <text:p text:style-name="P8">Open root's persoonlijke map en selecteer Eenmalig klikken om items te activeren</text:p>
              <text:p text:style-name="P8"/>
            </text:list-item>
            <text:list-item>
              <text:p text:style-name="P8">Werkplek &gt; Voorkeuren &gt; Meer voorkeuren &gt; Standaardtoepassingen &gt; E-mail &gt; programma: selecteer <text:s/>Thunderbird Mail</text:p>
            </text:list-item>
            <text:list-item>
              <text:p text:style-name="P8">Werkplek &gt; Voorkeuren &gt; Geluid &gt; Geluiden: vink aan Softwarematig geluidsmixer inschakelen (ESD) en Systeemgeluiden afspelen</text:p>
              <text:p text:style-name="P8"/>
            </text:list-item>
            <text:list-item>
              <text:p text:style-name="P6">Wacht op puplet en installeer Security Updates, klik op ApplyUpdates</text:p>
              <text:p text:style-name="P6"/>
            </text:list-item>
            <text:list-item>
              <text:p text:style-name="P6">Installeer Fedora Helper</text:p>
              <text:list>
                <text:list-item>
                  <text:p text:style-name="P7"><text:span text:style-name="T3"># </text:span>mkdir fedora-helper</text:p>
                </text:list-item>
                <text:list-item>
                  <text:p text:style-name="P7"><text:span text:style-name="T3"># </text:span>cd fedora-helper</text:p>
                </text:list-item>
                <text:list-item>
                  <text:p text:style-name="P11"><text:span text:style-name="T4"># </text:span><text:span text:style-name="T5">wget </text:span><text:a xlink:type="simple" xlink:href="http://brandonhutchinson.com/fedora-helper-fc5">http://brandonhutchinson.com/fedora-helper-fc6</text:a><text:span text:style-name="T6"> </text:span></text:p>
                </text:list-item>
                <text:list-item>
                  <text:p text:style-name="P6"># <text:span text:style-name="T2">chmod u+x fedora-helper-fc6</text:span></text:p>
                </text:list-item>
                <text:list-item>
                  <text:p text:style-name="P6"># <text:span text:style-name="T2">./fedora-helper-fc6</text:span></text:p>
                </text:list-item>
                <text:list-item>
                  <text:p text:style-name="P8">Installeer</text:p>
                  <text:list>
                    <text:list-item>
                      <text:p text:style-name="P8">MP3 Support</text:p>
                    </text:list-item>
                    <text:list-item>
                      <text:p text:style-name="P8">DVD Support</text:p>
                    </text:list-item>
                    <text:list-item>
                      <text:p text:style-name="P8">Win32codecs</text:p>
                    </text:list-item>
                    <text:list-item>
                      <text:p text:style-name="P8">Flash</text:p>
                    </text:list-item>
                    <text:list-item>
                      <text:p text:style-name="P8">Java</text:p>
                    </text:list-item>
                    <text:list-item>
                      <text:p text:style-name="P8">LimeWire</text:p>
                    </text:list-item>
                    <text:list-item>
                      <text:p text:style-name="P8">RealPlayer</text:p>
                    </text:list-item>
                  </text:list>
                </text:list-item>
              </text:list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7"/>
            </text:list-item>
            <text:list-item>
              <text:p text:style-name="P6">Voeg toe met Software toevoegen/verwijdren</text:p>
              <text:list>
                <text:list-item>
                  <text:p text:style-name="P6"><text:span text:style-name="T2">gutenprint-cups</text:span> </text:p>
                </text:list-item>
                <text:list-item>
                  <text:p text:style-name="P7">ppracer</text:p>
                </text:list-item>
                <text:list-item>
                  <text:p text:style-name="P7">supertux</text:p>
                </text:list-item>
                <text:list-item>
                  <text:p text:style-name="P7">supertuxkart</text:p>
                </text:list-item>
                <text:list-item>
                  <text:p text:style-name="P7">wine</text:p>
                  <text:p text:style-name="P7"/>
                </text:list-item>
              </text:list>
            </text:list-item>
            <text:list-item>
              <text:p text:style-name="P6">Installeer printer via Werkplek &gt; Beheer&gt; Afdrukken <text:span text:style-name="T2">nádat gutenprint-cups is geïnstalleerd!</text:span></text:p>
              <text:list>
                <text:list-item>
                  <text:p text:style-name="P6">Zet PC1 aan op Windows en zet printer Canon i450x aan</text:p>
                </text:list-item>
                <text:list-item>
                  <text:p text:style-name="P8">Klik op Nieuwe printer</text:p>
                </text:list-item>
                <text:list-item>
                  <text:p text:style-name="P6"><text:span text:style-name="T3">Printernaam </text:span><text:span text:style-name="T2">WindowsPrinter</text:span><text:span text:style-name="T3">, Omschrijving </text:span><text:span text:style-name="T2">Canon i450x</text:span><text:span text:style-name="T3">, Locatie </text:span><text:span text:style-name="T2">Woonkamer</text:span></text:p>
                </text:list-item>
                <text:list-item>
                  <text:p text:style-name="P6"><text:span text:style-name="T3">Selecteer Windows Printer via SAMBA en vul in achter smb: // </text:span><text:span text:style-name="T2">THUIS/PC1/Canon450</text:span><text:span text:style-name="T3"> <text:s/>(zie uitvoer # </text:span><text:span text:style-name="T2">smbclient -L PC1 -N</text:span><text:span text:style-name="T3">)</text:span></text:p>
                </text:list-item>
                <text:list-item>
                  <text:p text:style-name="P8">Kies als Merk Canon en als Model BJC-7000</text:p>
                </text:list-item>
              </text:list>
              <text:p text:style-name="P8"/>
            </text:list-item>
            <text:list-item>
              <text:p text:style-name="P8">Maak gebruiker <text:span text:style-name="T2">gast</text:span> aan met wachtwoord <text:span text:style-name="T2">welkom</text:span></text:p>
            </text:list-item>
          </text:list>
        </text:list-item>
        <text:list-item>
          <text:p text:style-name="P13">Gebruikers inrichten</text:p>
          <text:p text:style-name="P6"/>
          <text:list>
            <text:list-item>
              <text:p text:style-name="P6">Aanmelden als <text:span text:style-name="T2">nina</text:span></text:p>
            </text:list-item>
            <text:list-item>
              <text:p text:style-name="P8">Open nina's persoonlijke map en selecteer Eenmalig klikken om items te activeren</text:p>
              <text:p text:style-name="P6"/>
            </text:list-item>
            <text:list-item>
              <text:p text:style-name="P8">Werkplek &gt; Voorkeuren &gt; Meer voorkeuren &gt; Standaardtoepassingen &gt; E-mail &gt; programma: selecteer Thunderbird Mail</text:p>
            </text:list-item>
            <text:list-item>
              <text:p text:style-name="P8">Werkplek &gt; Voorkeuren &gt; Geluid &gt; Geluiden: vink aan Softwarematig geluidsmixer inschakelen (ESD) en Systeemgeluiden afspelen</text:p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8"/>
              <text:p text:style-name="P8"/>
            </text:list-item>
            <text:list-item>
              <text:p text:style-name="P8">Aanmelden als <text:span text:style-name="T2">gast</text:span> met wachtwoord <text:span text:style-name="T2">welkom</text:span></text:p>
            </text:list-item>
            <text:list-item>
              <text:p text:style-name="P8">Open gast's persoonlijke map en selecteer Eenmalig klikken om items te activeren</text:p>
              <text:p text:style-name="P8"/>
            </text:list-item>
            <text:list-item>
              <text:p text:style-name="P8">Werkplek &gt; Voorkeuren &gt; Meer voorkeuren &gt; Standaardtoepassingen &gt; E-mail &gt; programma: selecteer Thunderbird Mail</text:p>
            </text:list-item>
            <text:list-item>
              <text:p text:style-name="P8">Werkplek &gt; Voorkeuren &gt;Geluid &gt; Geluiden: vink aan Softwarematig geluidsmixer inschakelen (ESD) en Systeemgeluiden afspelen</text:p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8"/>
              <text:p text:style-name="P8"/>
            </text:list-item>
          </text:list>
        </text:list-item>
        <text:list-item>
          <text:p text:style-name="P6">Installatie voltooien <text:span text:style-name="T2">als root</text:span></text:p>
          <text:p text:style-name="P6"/>
          <text:list>
            <text:list-item>
              <text:p text:style-name="P6">Klik op Toepassingen &gt; Systeemgereedschap &gt; Software updater en klik op Apply updates</text:p>
              <text:p text:style-name="P6"/>
              <text:p text:style-name="P6"/>
            </text:list-item>
          </text:list>
          <text:p text:style-name="P5"><text:span text:style-name="T7">Note: </text:span><text:span text:style-name="T8">Installatie PC4 volto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4 Linux Fedora Core 6 Desktop i386</text:file-name><text:tab/><text:date style:data-style-name="N36" text:date-value="2008-08-19T10:18:43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3</text:page-number>/<text:page-count style:num-format="1">3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8:43</dc:date>
    <meta:printed-by>Evi Zimmer</meta:printed-by>
    <meta:print-date>2006-12-09T14:27:02</meta:print-date>
    <meta:keyword>Installatie</meta:keyword>
    <meta:keyword>Checklist</meta:keyword>
    <meta:keyword>Linux</meta:keyword>
    <dc:language>nl-NL</dc:language>
    <meta:editing-cycles>262</meta:editing-cycles>
    <meta:editing-duration>PT15H1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5" meta:word-count="555" meta:character-count="4023"/>
  </office:meta>
</office:document-meta>
</file>